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22.7cm"/>
    </style:style>
    <style:style style:name="gr2" style:family="graphic" style:parent-style-name="standard">
      <style:graphic-properties draw:textarea-horizontal-align="justify" draw:textarea-vertical-align="middle" draw:auto-grow-height="false" fo:min-height="7.15cm" fo:min-width="18.3cm"/>
    </style:style>
    <style:style style:name="gr3" style:family="graphic" style:parent-style-name="standard">
      <style:graphic-properties draw:textarea-horizontal-align="justify" draw:textarea-vertical-align="middle" draw:auto-grow-height="false" fo:min-height="2.154cm" fo:min-width="3.036cm"/>
    </style:style>
    <style:style style:name="gr4" style:family="graphic" style:parent-style-name="standard">
      <style:graphic-properties svg:stroke-color="#ffffff" draw:fill-color="#000000" draw:textarea-horizontal-align="justify" draw:textarea-vertical-align="middle" draw:auto-grow-height="false" fo:min-height="2.35cm" fo:min-width="22.3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13.3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3.2cm" svg:height="2.2cm" svg:x="2cm" svg:y="2.2cm">
          <text:p text:style-name="P1">Accueil Universités Démarche Contact <text:s/><text:tab/><text:tab/>(Nav bar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8cm" svg:height="7.4cm" svg:x="4.2cm" svg:y="5.6cm">
          <text:p text:style-name="P2">Ma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.4cm" svg:x="2.6cm" svg:y="1.6cm">
          <text:p text:style-name="P2">Logo In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2.8cm" svg:height="2.6cm" svg:x="2.4cm" svg:y="18cm">
          <text:p text:style-name="P2">Foot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8cm" svg:height="2.8cm" svg:x="7cm" svg:y="14.2cm">
          <text:p text:style-name="P2">Pres du si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5:02:08.990016158</meta:creation-date>
    <dc:date>2018-10-18T12:40:16.921234544</dc:date>
    <meta:editing-duration>PT9M58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